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9e25" officeooo:paragraph-rsid="00109e25"/>
    </style:style>
    <style:style style:name="P2" style:family="paragraph" style:parent-style-name="Standard">
      <style:text-properties officeooo:rsid="001175e0" officeooo:paragraph-rsid="001175e0"/>
    </style:style>
    <style:style style:name="P3" style:family="paragraph" style:parent-style-name="Standard">
      <style:text-properties officeooo:rsid="0011caa6" officeooo:paragraph-rsid="0011caa6"/>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he Standard Template Library (STL) giving a rich set of methods manipulating data structures, etc.</text:p>
      <text:p text:style-name="P1"/>
      <text:p text:style-name="P1"/>
      <text:p text:style-name="P1">To install GCC at Windows you need to install MinGW. To install MinGW, go to the MinGW homepage, www.mingw.org, and follow the link to the MinGW download page. Download the latest version of the MinGW installation program which should be named MinGW-&lt;version&gt;.exe.</text:p>
      <text:p text:style-name="P1"/>
      <text:p text:style-name="P2">C++ does not allow punctuation characters such as @, $, and % within identifiers. C++ is a case-sensitive programming language. Thus, Manpower and manpower are two different identifiers in C++.</text:p>
      <text:p text:style-name="P2"/>
      <text:p text:style-name="P2">Trigraphs:</text:p>
      <text:p text:style-name="P2"/>
      <text:p text:style-name="P2">A few characters have an alternative representation, called a trigraph sequence. A trigraph is a three-character sequence that represents a single character and the sequence always starts with two question marks.</text:p>
      <text:p text:style-name="P2"/>
      <text:p text:style-name="P2">Trigraphs are expanded anywhere they appear, including within string literals and character literals, in comments, and in <text:span text:style-name="T1">preprocessor directives.</text:span></text:p>
      <text:p text:style-name="P2"/>
      <text:p text:style-name="P2">Following are most frequently used trigraph sequences:</text:p>
      <text:p text:style-name="P2">Trigraph<text:tab/>Replacement</text:p>
      <text:p text:style-name="P2">??=<text:tab/>#</text:p>
      <text:p text:style-name="P2">??/<text:tab/>\</text:p>
      <text:p text:style-name="P2">??'<text:tab/>^</text:p>
      <text:p text:style-name="P2">??(<text:tab/>[</text:p>
      <text:p text:style-name="P2">??)<text:tab/>]</text:p>
      <text:p text:style-name="P2">??!<text:tab/>|</text:p>
      <text:p text:style-name="P2">??&lt;<text:tab/>{</text:p>
      <text:p text:style-name="P2">??&gt;<text:tab/>}</text:p>
      <text:p text:style-name="P2">??-<text:tab/>~</text:p>
      <text:p text:style-name="P2"/>
      <text:p text:style-name="P3">g++ a.cpp -o a -trigrap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0T21:51:08.776851186</meta:creation-date>
    <dc:date>2014-08-20T22:23:22.104340010</dc:date>
    <meta:editing-duration>PT1M50S</meta:editing-duration>
    <meta:editing-cycles>1</meta:editing-cycles>
    <meta:document-statistic meta:table-count="0" meta:image-count="0" meta:object-count="0" meta:page-count="1" meta:paragraph-count="18" meta:word-count="170" meta:character-count="1068" meta:non-whitespace-character-count="916"/>
    <meta:generator>LibreOffice/4.2.4.2$Linux_x86 LibreOffice_project/420m0$Build-2</meta:generator>
  </office:meta>
</office:document-meta>
</file>